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709cm" fo:margin-left="0cm" table:align="left" style:shadow="none"/>
    </style:style>
    <style:style style:name="Tableau1.A" style:family="table-column">
      <style:table-column-properties style:column-width="1.395cm"/>
    </style:style>
    <style:style style:name="Tableau1.B" style:family="table-column">
      <style:table-column-properties style:column-width="1.612cm"/>
    </style:style>
    <style:style style:name="Tableau1.C" style:family="table-column">
      <style:table-column-properties style:column-width="1.49cm"/>
    </style:style>
    <style:style style:name="Tableau1.D" style:family="table-column">
      <style:table-column-properties style:column-width="3.007cm"/>
    </style:style>
    <style:style style:name="Tableau1.E" style:family="table-column">
      <style:table-column-properties style:column-width="3.286cm"/>
    </style:style>
    <style:style style:name="Tableau1.F" style:family="table-column">
      <style:table-column-properties style:column-width="2.582cm"/>
    </style:style>
    <style:style style:name="Tableau1.G" style:family="table-column">
      <style:table-column-properties style:column-width="5.175cm"/>
    </style:style>
    <style:style style:name="Tableau1.H" style:family="table-column">
      <style:table-column-properties style:column-width="2.203cm"/>
    </style:style>
    <style:style style:name="Tableau1.I" style:family="table-column">
      <style:table-column-properties style:column-width="2.087cm"/>
    </style:style>
    <style:style style:name="Tableau1.J" style:family="table-column">
      <style:table-column-properties style:column-width="4.8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="0.5pt solid #000000"/>
    </style:style>
    <style:style style:name="Tableau1.2" style:family="table-row">
      <style:table-row-properties fo:keep-together="always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1.137cm" fo:margin-left="8.308cm" table:align="left"/>
    </style:style>
    <style:style style:name="Tableau4.A" style:family="table-column">
      <style:table-column-properties style:column-width="7.793cm"/>
    </style:style>
    <style:style style:name="Tableau4.B" style:family="table-column">
      <style:table-column-properties style:column-width="3.344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Footer">
      <style:text-properties fo:font-size="2pt" style:font-size-asian="1.75pt" style:font-size-complex="2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DejaVu Serif" fo:font-size="10pt" officeooo:rsid="00385960" officeooo:paragraph-rsid="00385960" style:font-name-asian="DejaVu Serif" style:font-size-asian="10pt" style:font-name-complex="DejaVu Serif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officeooo:rsid="003b8e3e" officeooo:paragraph-rsid="003b8e3e" style:font-name-asian="DejaVu Serif" style:font-size-asian="10pt" style:font-name-complex="DejaVu Serif" style:font-size-complex="10pt"/>
    </style:style>
    <style:style style:name="P6" style:family="paragraph" style:parent-style-name="Frame_20_contents">
      <style:text-properties fo:font-size="10pt" officeooo:paragraph-rsid="002382a3" style:font-size-asian="10pt" style:font-size-complex="10pt"/>
    </style:style>
    <style:style style:name="P7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63d6f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officeooo:paragraph-rsid="001fb531"/>
    </style:style>
    <style:style style:name="P10" style:family="paragraph" style:parent-style-name="Standard">
      <style:text-properties officeooo:rsid="002382a3" officeooo:paragraph-rsid="002382a3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paragraph-rsid="001fb531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fcdd4" officeooo:paragraph-rsid="003fcdd4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3fcdd4" officeooo:paragraph-rsid="003fcdd4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02f3b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fcdd4" officeooo:paragraph-rsid="003fcdd4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3fcdd4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419d03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officeooo:rsid="0032d532" officeooo:paragraph-rsid="003fcdd4"/>
    </style:style>
    <style:style style:name="P21" style:family="paragraph" style:parent-style-name="Standard">
      <style:paragraph-properties fo:margin-left="18.099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 style:master-page-name="">
      <style:paragraph-properties fo:margin-left="18.099cm" fo:margin-right="0cm" fo:text-indent="0cm" style:auto-text-indent="false" style:page-number="auto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break-before="page"/>
      <style:text-properties officeooo:rsid="002382a3" officeooo:paragraph-rsid="002382a3"/>
    </style:style>
    <style:style style:name="P24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4d261a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4c237a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2d532" officeooo:paragraph-rsid="004d261a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fo:color="#ff0000" style:text-outline="false" style:text-line-through-style="none" style:text-line-through-type="none" style:font-name="DejaVu Serif" fo:font-size="10pt" fo:font-style="normal" fo:text-shadow="none" style:text-underline-style="none" fo:font-weight="normal" officeooo:rsid="0045ad13" officeooo:paragraph-rsid="0045ad13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 style:master-page-name="">
      <style:paragraph-properties fo:margin-left="0cm" fo:margin-right="0cm" fo:line-height="100%" fo:text-align="center" style:justify-single-word="false" fo:text-indent="0cm" style:auto-text-indent="false" style:page-number="auto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4c237a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3f1ea6" officeooo:paragraph-rsid="004d261a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fcdd4" officeooo:paragraph-rsid="004d261a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3fcdd4" officeooo:paragraph-rsid="004d261a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fcdd4" officeooo:paragraph-rsid="004d261a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3" style:family="paragraph" style:parent-style-name="Footer">
      <style:text-properties fo:font-size="8pt" officeooo:rsid="0048fad9" officeooo:paragraph-rsid="0048fad9" style:font-size-asian="8pt" style:font-size-complex="8pt"/>
    </style:style>
    <style:style style:name="T1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2" style:family="text">
      <style:text-properties officeooo:rsid="0016dc63"/>
    </style:style>
    <style:style style:name="T3" style:family="text">
      <style:text-properties officeooo:rsid="002382a3"/>
    </style:style>
    <style:style style:name="T4" style:family="text">
      <style:text-properties officeooo:rsid="0039c007"/>
    </style:style>
    <style:style style:name="T5" style:family="text">
      <style:text-properties officeooo:rsid="0047a158"/>
    </style:style>
    <style:style style:name="T6" style:family="text">
      <style:text-properties fo:font-size="8pt" officeooo:rsid="0048fad9" style:font-size-asian="8pt" style:font-size-complex="8pt"/>
    </style:style>
    <style:style style:name="T7" style:family="text">
      <style:text-properties fo:font-size="8pt" officeooo:rsid="0039c007" style:font-size-asian="8pt" style:font-size-complex="8pt"/>
    </style:style>
    <style:style style:name="T8" style:family="text">
      <style:text-properties fo:font-size="6pt" officeooo:rsid="0039c007" style:font-size-asian="6pt" style:font-size-complex="6pt"/>
    </style:style>
    <style:style style:name="T9" style:family="text">
      <style:text-properties fo:font-size="6pt" officeooo:rsid="0048fad9" style:font-size-asian="6pt" style:font-size-complex="6pt"/>
    </style:style>
    <style:style style:name="T10" style:family="text">
      <style:text-properties fo:font-size="6pt" officeooo:rsid="004a4f1b" style:font-size-asian="6pt" style:font-size-complex="6pt"/>
    </style:style>
    <style:style style:name="T11" style:family="text">
      <style:text-properties officeooo:rsid="004c237a"/>
    </style:style>
    <style:style style:name="T12" style:family="text">
      <style:text-properties fo:font-size="12pt" officeooo:rsid="004c237a" style:font-size-asian="12pt" style:font-size-complex="12pt"/>
    </style:style>
    <style:style style:name="T13" style:family="text">
      <style:text-properties fo:font-size="12pt" fo:font-weight="bold" officeooo:rsid="004c237a" style:font-size-asian="12pt" style:font-weight-asian="bold" style:font-size-complex="12pt" style:font-weight-complex="bold"/>
    </style:style>
    <style:style style:name="T14" style:family="text">
      <style:text-properties officeooo:rsid="004c4f7e"/>
    </style:style>
    <style:style style:name="T15" style:family="text">
      <style:text-properties officeooo:rsid="004d261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[eleve;block=begin;sub1=incident;sub2=<text:span text:style-name="T14">(</text:span>sanctions<text:span text:style-name="T14">)</text:span>;sub<text:span text:style-name="T15">3</text:span>=<text:span text:style-name="T14">(</text:span>sanctions<text:span text:style-name="T15">2)</text:span>]</text:p>
      <text:p text:style-name="P17"><draw:frame draw:style-name="fr1" draw:name="Cadre1" text:anchor-type="paragraph" svg:x="0.3cm" svg:y="0.18cm" svg:width="4.076cm" draw:z-index="0"><draw:text-box fo:min-height="3.865cm"><text:p text:style-name="P7">[eleve.etab]</text:p><text:p text:style-name="P6"><text:span text:style-name="T2">A</text:span>cadémie de <text:span text:style-name="T3">[eleve.acad]</text:span></text:p><text:p text:style-name="P8">[eleve.adr1]</text:p><text:p text:style-name="P6"><text:span text:style-name="T1">[eleve.cp]</text:span> <text:span text:style-name="T3">[eleve.ville]</text:span></text:p></draw:text-box></draw:frame></text:p>
      <text:p text:style-name="P22">[eleve.resp_civilite] [eleve.resp_nom] [eleve.resp_prenom] </text:p>
      <text:p text:style-name="P21">[eleve.resp_adr1] </text:p>
      <text:p text:style-name="P21">[eleve.resp_adr2] </text:p>
      <text:p text:style-name="P21">[eleve.resp_adr3] </text:p>
      <text:p text:style-name="P21">[eleve.resp_cp] [eleve.resp_commune] </text:p>
      <text:p text:style-name="P21">[eleve.resp_pays] </text:p>
      <text:p text:style-name="P17"/>
      <text:p text:style-name="P25"/>
      <text:p text:style-name="P19"/>
      <text:p text:style-name="P28"><text:span text:style-name="T13">Bilan disciplinaire [eleve.periode] [eleve.dates]</text:span><text:span text:style-name="T11"><text:line-break/></text:span><text:span text:style-name="T10">(é</text:span><text:span text:style-name="T8">dité le </text:span><text:span text:style-name="T9">[eleve.date_edition]</text:span><text:span text:style-name="T10">)</text:span></text:p>
      <text:p text:style-name="P24"/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0">Nature</text:p>
            </table:table-cell>
            <table:table-cell table:style-name="Tableau4.B1" office:value-type="string">
              <text:p text:style-name="P30">Total</text:p>
            </table:table-cell>
          </table:table-row>
        </table:table-header-rows>
        <table:table-row>
          <table:table-cell table:style-name="Tableau4.A2" office:value-type="string">
            <text:p text:style-name="P32">[eleve_sub<text:span text:style-name="T15">3</text:span>.nature;block=table:table-row]</text:p>
          </table:table-cell>
          <table:table-cell table:style-name="Tableau4.B2" office:value-type="string">
            <text:p text:style-name="P31">[eleve_sub<text:span text:style-name="T15">3</text:span>.total]</text:p>
          </table:table-cell>
        </table:table-row>
      </table:table>
      <text:p text:style-name="P24"/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header-rows>
          <table:table-row>
            <table:table-cell table:style-name="Tableau1.A1" office:value-type="string">
              <text:p text:style-name="P11">Id</text:p>
            </table:table-cell>
            <table:table-cell table:style-name="Tableau1.A1" office:value-type="string">
              <text:p text:style-name="P11">Date</text:p>
            </table:table-cell>
            <table:table-cell table:style-name="Tableau1.A1" office:value-type="string">
              <text:p text:style-name="P11">Heure</text:p>
            </table:table-cell>
            <table:table-cell table:style-name="Tableau1.A1" office:value-type="string">
              <text:p text:style-name="P11">Déclarant</text:p>
            </table:table-cell>
            <table:table-cell table:style-name="Tableau1.A1" office:value-type="string">
              <text:p text:style-name="P11">Nature</text:p>
            </table:table-cell>
            <table:table-cell table:style-name="Tableau1.A1" office:value-type="string">
              <text:p text:style-name="P11">Protagonistes</text:p>
            </table:table-cell>
            <table:table-cell table:style-name="Tableau1.A1" office:value-type="string">
              <text:p text:style-name="P11">Description</text:p>
            </table:table-cell>
            <table:table-cell table:style-name="Tableau1.A1" office:value-type="string">
              <text:p text:style-name="P11">Mesures demandées</text:p>
            </table:table-cell>
            <table:table-cell table:style-name="Tableau1.A1" office:value-type="string">
              <text:p text:style-name="P11">Mesures prises</text:p>
            </table:table-cell>
            <table:table-cell table:style-name="Tableau1.J1" office:value-type="string">
              <text:p text:style-name="P11">Sanctions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5">[eleve_sub1.id_incident;block=table:table-row]</text:p>
          </table:table-cell>
          <table:table-cell table:style-name="Tableau1.A2" office:value-type="string">
            <text:p text:style-name="P13">[eleve_sub1.date]</text:p>
          </table:table-cell>
          <table:table-cell table:style-name="Tableau1.A2" office:value-type="string">
            <text:p text:style-name="P13">[eleve_sub1.heure]</text:p>
          </table:table-cell>
          <table:table-cell table:style-name="Tableau1.A2" office:value-type="string">
            <text:p text:style-name="P13">[eleve_sub1.declarant]</text:p>
          </table:table-cell>
          <table:table-cell table:style-name="Tableau1.A2" office:value-type="string">
            <text:p text:style-name="P13">[eleve_sub1.nature]</text:p>
          </table:table-cell>
          <table:table-cell table:style-name="Tableau1.A2" office:value-type="string">
            <text:p text:style-name="P13">[eleve_sub1.protagonistes]</text:p>
          </table:table-cell>
          <table:table-cell table:style-name="Tableau1.A2" office:value-type="string">
            <text:p text:style-name="P13">[eleve_sub1.description]</text:p>
          </table:table-cell>
          <table:table-cell table:style-name="Tableau1.A2" office:value-type="string">
            <text:p text:style-name="P13">[eleve_sub1.mesures_demandees]</text:p>
          </table:table-cell>
          <table:table-cell table:style-name="Tableau1.A2" office:value-type="string">
            <text:p text:style-name="P13">[eleve_sub1.mesures_prises]</text:p>
          </table:table-cell>
          <table:table-cell table:style-name="Tableau1.J2" office:value-type="string">
            <text:p text:style-name="P13">[eleve_sub1.sanctions]</text:p>
          </table:table-cell>
        </table:table-row>
      </table:table>
      <text:p text:style-name="P9"/>
      <text:p text:style-name="P10"/>
      <text:p text:style-name="P23">[elev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officeooo:rsid="0048fad9" officeooo:paragraph-rsid="0048fad9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9.7cm" fo:page-height="21.001cm" style:num-format="1" style:print-orientation="landscape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/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1</text:page-number>/<text:page-count>2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16-05-11T14:54:49.145164117</dc:date>
    <meta:editing-duration>PT16H4M29S</meta:editing-duration>
    <meta:editing-cycles>67</meta:editing-cycles>
    <meta:generator>LibreOffice/4.3.3.2$Linux_x86 LibreOffice_project/430m0$Build-2</meta:generator>
    <meta:document-statistic meta:table-count="3" meta:image-count="0" meta:object-count="0" meta:page-count="2" meta:paragraph-count="38" meta:word-count="52" meta:character-count="820" meta:non-whitespace-character-count="800"/>
  </office:meta>
</office:document-meta>
</file>